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1ee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1ee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1ee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1ee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1ee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1ee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1ee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1ee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1ee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1ee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1ee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1ee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1ee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1ee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1ee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1ee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1ee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Andrés López Jimén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7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22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Eduardo Lopez Lo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80827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4.8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9" meta:non-whitespace-character-count="1001"/>
    <meta:template xlink:type="simple" xlink:actuate="onRequest" xlink:title="Normal" xlink:href=""/>
  </office:meta>
</office:document-meta>
</file>